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erializerTest.test_8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SerializerTest.test_7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erializerTest.test_4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stSerializerTest.test_0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erializerTest.test_5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erializerTest.test_6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stSerializerTest.test_3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erializerTest.test_2_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